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9cm" table:align="center"/>
    </style:style>
    <style:style style:name="Table1.A" style:family="table-column">
      <style:table-column-properties style:column-width="4.47cm"/>
    </style:style>
    <style:style style:name="Table1.B" style:family="table-column">
      <style:table-column-properties style:column-width="3.387cm"/>
    </style:style>
    <style:style style:name="Table1.C" style:family="table-column">
      <style:table-column-properties style:column-width="9.153cm"/>
    </style:style>
    <style:style style:name="Table1.1" style:family="table-row">
      <style:table-row-properties style:min-row-height="0.58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009cm" table:align="center"/>
    </style:style>
    <style:style style:name="Table5.A" style:family="table-column">
      <style:table-column-properties style:column-width="3.279cm"/>
    </style:style>
    <style:style style:name="Table5.B" style:family="table-column">
      <style:table-column-properties style:column-width="13.7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09cm" table:align="center"/>
    </style:style>
    <style:style style:name="Table4.A" style:family="table-column">
      <style:table-column-properties style:column-width="5.369cm"/>
    </style:style>
    <style:style style:name="Table4.B" style:family="table-column">
      <style:table-column-properties style:column-width="11.6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009cm" table:align="center"/>
    </style:style>
    <style:style style:name="Table2.A" style:family="table-column">
      <style:table-column-properties style:column-width="3.808cm"/>
    </style:style>
    <style:style style:name="Table2.B" style:family="table-column">
      <style:table-column-properties style:column-width="13.20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09cm" table:align="center"/>
    </style:style>
    <style:style style:name="Table3.A" style:family="table-column">
      <style:table-column-properties style:column-width="4.179cm"/>
    </style:style>
    <style:style style:name="Table3.B" style:family="table-column">
      <style:table-column-properties style:column-width="3.863cm"/>
    </style:style>
    <style:style style:name="Table3.C" style:family="table-column">
      <style:table-column-properties style:column-width="5.078cm"/>
    </style:style>
    <style:style style:name="Table3.D" style:family="table-column">
      <style:table-column-properties style:column-width="3.889cm"/>
    </style:style>
    <style:style style:name="Table3.A1" style:family="table-cell">
      <style:table-cell-properties fo:padding="0.097cm" fo:border-left="0.05pt solid #000000" fo:border-right="0.05pt solid #000000" fo:border-top="0.05pt solid #000000" fo:border-bottom="none"/>
    </style:style>
    <style:style style:name="Table3.A2" style:family="table-cell">
      <style:table-cell-properties fo:padding-left="0.3cm" fo:padding-right="0.101cm" fo:padding-top="0.101cm" fo:padding-bottom="0.101cm" fo:border-left="0.05pt solid #000000" fo:border-right="none" fo:border-top="none" fo:border-bottom="none"/>
    </style:style>
    <style:style style:name="Table3.B2" style:family="table-cell">
      <style:table-cell-properties fo:padding="0.097cm" fo:border="none"/>
    </style:style>
    <style:style style:name="Table3.D2" style:family="table-cell">
      <style:table-cell-properties fo:padding="0.097cm" fo:border-left="none" fo:border-right="0.05pt solid #000000" fo:border-top="none" fo:border-bottom="none"/>
    </style:style>
    <style:style style:name="Table3.A4" style:family="table-cell">
      <style:table-cell-properties fo:padding-left="0.3cm" fo:padding-right="0.101cm" fo:padding-top="0.101cm" fo:padding-bottom="0.101cm" fo:border-left="0.05pt solid #000000" fo:border-right="none" fo:border-top="none" fo:border-bottom="0.05pt solid #000000"/>
    </style:style>
    <style:style style:name="Table3.B4" style:family="table-cell">
      <style:table-cell-properties fo:padding="0.097cm" fo:border-left="none" fo:border-right="none" fo:border-top="none" fo:border-bottom="0.05pt solid #000000"/>
    </style:style>
    <style:style style:name="Table3.D4" style:family="table-cell">
      <style:table-cell-properties fo:padding="0.097cm" fo:border-left="none" fo:border-right="0.05pt solid #000000" fo:border-top="none" fo:border-bottom="0.05pt solid #000000"/>
    </style:style>
    <style:style style:name="Table3.5" style:family="table-row">
      <style:table-row-properties style:min-row-height="0.561cm"/>
    </style:style>
    <style:style style:name="P1" style:family="paragraph" style:parent-style-name="Table_20_Contents">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DejaVu Serif"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style:font-name="DejaVu Serif" fo:font-size="10pt" style:font-size-asian="10pt" style:font-size-complex="10pt"/>
    </style:style>
    <style:style style:name="P4" style:family="paragraph" style:parent-style-name="Table_20_Contents">
      <style:paragraph-properties fo:text-align="start" style:justify-single-word="false"/>
      <style:text-properties style:font-name="DejaVu Serif" fo:font-size="10pt" style:font-size-asian="10pt" style:font-size-complex="10pt"/>
    </style:style>
    <style:style style:name="P5" style:family="paragraph" style:parent-style-name="Table_20_Contents">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6" style:family="paragraph" style:parent-style-name="Table_20_Contents">
      <style:paragraph-properties fo:text-align="start" style:justify-single-word="false"/>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font-name="DejaVu Sans Mono" fo:font-size="10pt" style:font-size-asian="10pt" style:font-size-complex="10pt"/>
    </style:style>
    <style:style style:name="P10" style:family="paragraph" style:parent-style-name="Table_20_Contents">
      <style:paragraph-properties fo:text-align="start" style:justify-single-word="false"/>
      <style:text-properties style:font-name="DejaVu Sans Mono" fo:font-size="10pt" style:font-size-asian="10pt" style:font-size-complex="10pt"/>
    </style:style>
    <style:style style:name="P11" style:family="paragraph" style:parent-style-name="Table_20_Contents">
      <style:paragraph-properties fo:text-align="center" style:justify-single-word="false"/>
      <style:text-properties style:font-name="DejaVu Sans Mono" fo:font-size="10pt" fo:font-weight="bold" style:font-size-asian="10pt" style:font-weight-asian="bold" style:font-size-complex="10pt" style:font-weight-complex="bold"/>
    </style:style>
    <style:style style:name="P12" style:family="paragraph" style:parent-style-name="Standard">
      <style:text-properties style:font-name="DejaVu Serif"/>
    </style:style>
    <style:style style:name="P13" style:family="paragraph" style:parent-style-name="Standard">
      <style:text-properties style:font-name="DejaVu Serif" fo:font-weight="bold" style:font-weight-asian="bold" style:font-weight-complex="bold"/>
    </style:style>
    <style:style style:name="P14" style:family="paragraph" style:parent-style-name="Standard">
      <style:paragraph-properties fo:text-align="start" style:justify-single-word="false"/>
      <style:text-properties style:font-name="DejaVu Serif" fo:font-weight="bold" style:font-weight-asian="bold" style:font-weight-complex="bold"/>
    </style:style>
    <style:style style:name="P15" style:family="paragraph" style:parent-style-name="Standard">
      <style:paragraph-properties fo:text-align="start" style:justify-single-word="false"/>
      <style:text-properties style:font-name="DejaVu Serif"/>
    </style:style>
    <style:style style:name="P16" style:family="paragraph" style:parent-style-name="Standard">
      <style:text-properties style:font-name="DejaVu Serif" fo:font-weight="normal" style:font-weight-asian="normal" style:font-weight-complex="normal"/>
    </style:style>
    <style:style style:name="P17" style:family="paragraph" style:parent-style-name="Text_20_body">
      <style:paragraph-properties fo:text-align="start" style:justify-single-word="false"/>
      <style:text-properties style:font-name="DejaVu Serif"/>
    </style:style>
    <style:style style:name="P18" style:family="paragraph" style:parent-style-name="Text_20_body">
      <style:paragraph-properties fo:text-align="center" style:justify-single-word="false"/>
      <style:text-properties style:font-name="DejaVu Serif"/>
    </style:style>
    <style:style style:name="P19" style:family="paragraph" style:parent-style-name="Text_20_body">
      <style:paragraph-properties fo:text-align="start" style:justify-single-word="false"/>
      <style:text-properties style:font-name="DejaVu Serif" fo:font-weight="bold" style:font-weight-asian="bold" style:font-weight-complex="bold"/>
    </style:style>
    <style:style style:name="P20" style:family="paragraph" style:parent-style-name="Text_20_body">
      <style:paragraph-properties fo:text-align="start" style:justify-single-word="false"/>
      <style:text-properties style:font-name="DejaVu Serif" fo:font-size="12pt" style:font-size-asian="12pt" style:font-size-complex="12pt"/>
    </style:style>
    <style:style style:name="P21" style:family="paragraph" style:parent-style-name="Text_20_body">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23" style:family="paragraph" style:parent-style-name="Text_20_body">
      <style:paragraph-properties fo:text-align="center" style:justify-single-word="false"/>
      <style:text-properties style:font-name="DejaVu Serif" fo:font-size="6pt" style:font-size-asian="5.25pt" style:font-size-complex="6pt"/>
    </style:style>
    <style:style style:name="P24" style:family="paragraph" style:parent-style-name="Text_20_body">
      <style:paragraph-properties fo:text-align="start" style:justify-single-word="false"/>
      <style:text-properties style:font-name="DejaVu Serif" fo:font-size="11pt" style:font-size-asian="11pt" style:font-size-complex="11pt"/>
    </style:style>
    <style:style style:name="P25" style:family="paragraph" style:parent-style-name="Table_20_Heading">
      <style:text-properties style:font-name="DejaVu Serif" fo:font-size="11pt" style:font-size-asian="11pt" style:font-size-complex="11pt"/>
    </style:style>
    <style:style style:name="P26" style:family="paragraph" style:parent-style-name="Heading_20_1">
      <style:paragraph-properties fo:text-align="center" style:justify-single-word="false"/>
      <style:text-properties style:font-name="DejaVu Serif"/>
    </style:style>
    <style:style style:name="P27" style:family="paragraph" style:parent-style-name="Heading_20_1">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28" style:family="paragraph" style:parent-style-name="Heading_20_1">
      <style:paragraph-properties fo:text-align="center" style:justify-single-word="false" fo:break-before="page"/>
      <style:text-properties style:font-name="DejaVu Serif"/>
    </style:style>
    <style:style style:name="P29" style:family="paragraph" style:parent-style-name="Heading_20_1" style:list-style-name="">
      <style:paragraph-properties fo:text-align="center" style:justify-single-word="false" fo:break-before="page"/>
      <style:text-properties style:font-name="DejaVu Serif"/>
    </style:style>
    <style:style style:name="P30" style:family="paragraph" style:parent-style-name="Heading_20_1">
      <style:paragraph-properties fo:text-align="center" style:justify-single-word="false" fo:break-before="page"/>
      <style:text-properties style:font-name="DejaVu Serif" fo:font-weight="normal" style:font-weight-asian="normal" style:font-weight-complex="normal"/>
    </style:style>
    <style:style style:name="P31" style:family="paragraph" style:parent-style-name="Heading_20_1">
      <style:paragraph-properties fo:text-align="center" style:justify-single-word="false" fo:break-before="page"/>
      <style:text-properties fo:font-size="10pt" style:font-size-asian="10pt" style:font-size-complex="10pt"/>
    </style:style>
    <style:style style:name="P32" style:family="paragraph" style:parent-style-name="Text_20_body" style:list-style-name="L1">
      <style:paragraph-properties fo:text-align="start" style:justify-single-word="false"/>
      <style:text-properties style:font-name="DejaVu Serif"/>
    </style:style>
    <style:style style:name="P33" style:family="paragraph" style:parent-style-name="Text_20_body" style:list-style-name="">
      <style:paragraph-properties fo:text-align="center" style:justify-single-word="false"/>
      <style:text-properties style:font-name="DejaVu Serif" fo:font-size="6pt" style:font-size-asian="5.25pt" style:font-size-complex="6pt"/>
    </style:style>
    <style:style style:name="P34" style:family="paragraph" style:parent-style-name="Text_20_body" style:list-style-name="">
      <style:paragraph-properties fo:text-align="start" style:justify-single-word="false"/>
      <style:text-properties style:font-name="DejaVu Serif" fo:font-size="11pt" style:font-size-asian="11pt" style:font-size-complex="11pt"/>
    </style:style>
    <style:style style:name="P35" style:family="paragraph" style:parent-style-name="Text_20_body" style:list-style-name="L7">
      <style:paragraph-properties fo:text-align="start" style:justify-single-word="false"/>
      <style:text-properties style:font-name="DejaVu Serif" fo:font-size="12pt" fo:font-weight="bold" style:font-size-asian="12pt" style:font-weight-asian="bold" style:font-size-complex="12pt" style:font-weight-complex="bold"/>
    </style:style>
    <style:style style:name="P36" style:family="paragraph" style:parent-style-name="Text_20_body" style:list-style-name="L7">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37" style:family="paragraph" style:parent-style-name="Text_20_body" style:list-style-name="L7">
      <style:paragraph-properties fo:text-align="start" style:justify-single-word="false"/>
      <style:text-properties style:font-name="DejaVu Serif" fo:font-size="12pt" style:font-size-asian="12pt" style:font-size-complex="12pt"/>
    </style:style>
    <style:style style:name="P38" style:family="paragraph" style:parent-style-name="Text_20_body" style:list-style-name="L8">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39" style:family="paragraph" style:parent-style-name="Text_20_body" style:list-style-name="L8">
      <style:paragraph-properties fo:text-align="start" style:justify-single-word="false"/>
      <style:text-properties style:font-name="DejaVu Serif" fo:font-size="10pt" style:font-size-asian="10pt" style:font-size-complex="10pt"/>
    </style:style>
    <style:style style:name="P40" style:family="paragraph" style:parent-style-name="Text_20_body" style:list-style-name="L7">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ext_20_body" style:list-style-name="L8">
      <style:paragraph-properties fo:text-align="start" style:justify-single-word="false"/>
      <style:text-properties fo:font-size="10pt" style:font-size-asian="10pt" style:font-size-complex="10pt"/>
    </style:style>
    <style:style style:name="P42" style:family="paragraph" style:parent-style-name="Text_20_body" style:list-style-name="L8">
      <style:paragraph-properties fo:text-align="start" style:justify-single-word="false"/>
      <style:text-properties style:font-name="DejaVu Sans Mono" fo:font-size="10pt" fo:font-weight="normal" style:font-size-asian="10pt" style:font-weight-asian="normal" style:font-size-complex="10pt" style:font-weight-complex="normal"/>
    </style:style>
    <style:style style:name="P43" style:family="paragraph" style:parent-style-name="Text_20_body" style:list-style-name="L8">
      <style:paragraph-properties fo:text-align="start" style:justify-single-word="false"/>
      <style:text-properties style:font-name="DejaVu Sans Mono"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list-style-name="L8">
      <style:paragraph-properties fo:margin-left="2.50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5"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style:font-size-asian="10pt" style:font-size-complex="10pt"/>
    </style:style>
    <style:style style:name="P46"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7" style:family="paragraph" style:parent-style-name="Standard" style:list-style-name="L2">
      <style:text-properties style:font-name="DejaVu Serif"/>
    </style:style>
    <style:style style:name="P48" style:family="paragraph" style:parent-style-name="Standard" style:list-style-name="L3">
      <style:text-properties style:font-name="DejaVu Serif"/>
    </style:style>
    <style:style style:name="P49" style:family="paragraph" style:parent-style-name="Standard" style:list-style-name="L4">
      <style:text-properties style:font-name="DejaVu Serif" fo:font-weight="bold" style:font-weight-asian="bold" style:font-weight-complex="bold"/>
    </style:style>
    <style:style style:name="P50" style:family="paragraph" style:parent-style-name="Standard" style:list-style-name="L4">
      <style:text-properties style:font-name="DejaVu Serif"/>
    </style:style>
    <style:style style:name="P51" style:family="paragraph" style:parent-style-name="Standard" style:list-style-name="L5">
      <style:text-properties style:font-name="DejaVu Serif"/>
    </style:style>
    <style:style style:name="P52" style:family="paragraph" style:parent-style-name="Standard" style:list-style-name="L6">
      <style:text-properties style:font-name="DejaVu Serif"/>
    </style:style>
    <style:style style:name="T1" style:family="text">
      <style:text-properties style:font-name="DejaVu Serif"/>
    </style:style>
    <style:style style:name="T2" style:family="text">
      <style:text-properties style:font-name="DejaVu Serif" fo:font-weight="bold" style:font-weight-asian="bold" style:font-weight-complex="bold"/>
    </style:style>
    <style:style style:name="T3" style:family="text">
      <style:text-properties style:font-name="DejaVu Serif" fo:font-weight="normal" style:font-weight-asian="normal" style:font-weight-complex="normal"/>
    </style:style>
    <style:style style:name="T4" style:family="text">
      <style:text-properties style:font-name="DejaVu Serif" fo:font-style="italic" fo:font-weight="normal" style:font-style-asian="italic" style:font-weight-asian="normal" style:font-style-complex="italic" style:font-weight-complex="normal"/>
    </style:style>
    <style:style style:name="T5" style:family="text">
      <style:text-properties style:font-name="DejaVu Serif"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DejaVu Sans Mono"/>
    </style:style>
    <style:style style:name="T9" style:family="text">
      <style:text-properties style:font-name="DejaVu Sans Mono" fo:font-weight="normal" style:font-weight-asian="normal" style:font-weight-complex="normal"/>
    </style:style>
    <style:style style:name="T10" style:family="text">
      <style:text-properties style:font-name="DejaVu Sans Mono" fo:font-size="8pt" style:font-size-asian="8pt" style:font-size-complex="8pt"/>
    </style:style>
    <style:style style:name="T1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bout This PC</text:h>
      <text:p text:style-name="P17"/>
      <text:p text:style-name="P17">Have you ever wondered why computers keep getting faster, yet they don't seem to feel any faster?</text:p>
      <text:p text:style-name="P17">Every time Microsoft releases a new version of Windows, they test it on “modern” PCs. Meaning that, every time, they see more room to waste your PC with lazy coding and shiny “must-have” graphical effects.</text:p>
      <text:p text:style-name="P17">This PC is too old to run modern versions of Windows. However, it is still useful because it now runs Lubuntu Linux. </text:p>
      <text:p text:style-name="P17">Like the Macintosh operating system, Linux is an alternative to Windows and Lubuntu is one of many flavors available.<text:line-break/></text:p>
      <text:p text:style-name="P19">What does using Lubuntu Linux mean for you?</text:p>
      <text:p text:style-name="P19"/>
      <text:list xml:id="list1987490887" text:style-name="L1">
        <text:list-item>
          <text:p text:style-name="P32">Because Lubuntu is designed to be as lightweight as possible without becoming too geeky, you can still use this computer to do useful work and it will still receive security fixes, despite being something its previous owner gave away.</text:p>
        </text:list-item>
        <text:list-item>
          <text:p text:style-name="P32">Lubuntu will not run Windows programs. However, like a Macintosh, it has its own catalog of programs available. This also helps to protect you against viruses and spyware since the vast majority of them are written for Windows only.</text:p>
        </text:list-item>
        <text:list-item>
          <text:p text:style-name="P32">Like smartphones, Linux has an App Store which provides a single place to find safe programs, remove old ones, and receive updates and security fixes. In fact, Linux invented the idea and called it a “package manager” over a decade before Apple copied it for the iPhone.</text:p>
        </text:list-item>
        <text:list-item>
          <text:p text:style-name="P32">Unlike other operating systems, Linux and almost every program you might ever need are free and “open source”, written by hobbyists and professionals who make their money elsewhere.</text:p>
          <text:p text:style-name="P32">When a program is “open source” it means that the “blueprints” <text:s/>for the program are available and anyone with enough skill can examine them, make their own changes, and share them with the world.</text:p>
          <text:p text:style-name="P32">This means that you have access to a large catalog of programs that are not only free, but can be properly checked for spyware before being offered to you.</text:p>
          <text:p text:style-name="P32">Updates will arrive, not because they expect you to pay, but because they fixed a problem they had and then shared the fix with you or because they wanted to build their reputation among other geeks.</text:p>
        </text:list-item>
      </text:list>
      <text:p text:style-name="P17"/>
      <text:p text:style-name="P14">Note:<text:span text:style-name="T6"> As this is an older computer, the hard drive may be small. At any time, you can check the amount of free disk space by opening a folder which is stored on the drive and checking the bottom-right corner of the window.</text:span></text:p>
      <text:h text:style-name="P28" text:outline-level="1">Getting Started With Your New Computer</text:h>
      <text:p text:style-name="P17"/>
      <text:p text:style-name="P17">Depending on the type of video card used, your computer's screen may go blank while it is starting. If this lasts for less than a minute, it is normal.</text:p>
      <text:p text:style-name="P12">To begin using your computer, you must sign in as Default User. To do so, use the password “changeme”. (If asked to type your username, it's “user”)</text:p>
      <text:p text:style-name="P12"/>
      <text:p text:style-name="P12">Once you've logged in, you should change the password and, if you want, replace the default account with one under a name you prefer.</text:p>
      <text:p text:style-name="P12"/>
      <text:p text:style-name="P13">To change the password: <text:s/></text:p>
      <text:list xml:id="list803613039" text:style-name="L2">
        <text:list-item>
          <text:p text:style-name="P47">Click the icon in the bottom-left corner of the screen to open Lubuntu's equivalent to the Start menu.</text:p>
        </text:list-item>
        <text:list-item>
          <text:p text:style-name="P47">Open the “System Tools” submenu, and choose “Users and Groups”.</text:p>
        </text:list-item>
        <text:list-item>
          <text:p text:style-name="P47">Choose the account for the default user.</text:p>
        </text:list-item>
        <text:list-item>
          <text:p text:style-name="P47">Click the “Change...” button to the right of “Password: Asked on login”</text:p>
        </text:list-item>
      </text:list>
      <text:p text:style-name="P12"/>
      <text:p text:style-name="P13">To replace the default account with one in your own name:</text:p>
      <text:list xml:id="list236508055" text:style-name="L3">
        <text:list-item>
          <text:p text:style-name="P48">Open the launcher menu (bottom-left corner of the screen), go to “System Tools”, and choose “Users and Groups”.</text:p>
        </text:list-item>
        <text:list-item>
          <text:p text:style-name="P48">Click “Add” and follow the directions.</text:p>
        </text:list-item>
        <text:list-item>
          <text:p text:style-name="P48">Once the account as been created, check that the new account's type is “Administrator” and, if not, click “Change...” and correct the problem.</text:p>
        </text:list-item>
        <text:list-item>
          <text:p text:style-name="P48">Click the “power button” icon in the bottom-right corner of the screen and choose “log out”</text:p>
        </text:list-item>
        <text:list-item>
          <text:p text:style-name="P48">Log in using your new account. (This ensures that, if you didn't make the new account an administrator, you won't be able to delete the old one)</text:p>
        </text:list-item>
        <text:list-item>
          <text:p text:style-name="P48">Return to the Users and Groups dialog (see Step 1)</text:p>
        </text:list-item>
        <text:list-item>
          <text:p text:style-name="P48">Select the default account and click the delete/remove button.</text:p>
        </text:list-item>
        <text:list-item>
          <text:p text:style-name="P48">When asked whether to keep the associated files, choose to delete them.</text:p>
        </text:list-item>
      </text:list>
      <text:p text:style-name="P12"/>
      <text:p text:style-name="P13">Cautions:</text:p>
      <text:list xml:id="list235844933" text:style-name="L4">
        <text:list-item>
          <text:p text:style-name="P49">If you want to replace the default account, do it first. All data in it will be deleted.</text:p>
        </text:list-item>
        <text:list-item>
          <text:p text:style-name="P50">Make sure that there is always at least one Administrator account on the system. Otherwise, you won't be install and update programs, add and remove users, and so on. (things which affect every user)</text:p>
        </text:list-item>
        <text:list-item>
          <text:p text:style-name="P50">You may have difficulty logging in if your hard drive is 100% full. If you experience problems but your computer hasn't frozen, please check your free space before attempting to log out or restart.</text:p>
        </text:list-item>
      </text:list>
      <text:p text:style-name="P12"/>
      <text:p text:style-name="P13">In Case of Emergency:</text:p>
      <text:list xml:id="list733886560" text:continue-numbering="true" text:style-name="L4">
        <text:list-item>
          <text:p text:style-name="P50">If your computer powers on but you cannot reach the desktop, place the install/recovery disc into your CD/DVD drive and reboot. </text:p>
          <text:p text:style-name="P50">A basic Lubuntu desktop will load from the disc which you can use to copy important data to a USB flash drive or to make repairs (eg. deleting files if your hard drive has 0 bytes free space).</text:p>
        </text:list-item>
        <text:list-item>
          <text:p text:style-name="P50">If you don't know what to do, my business card is taped to the computer.</text:p>
        </text:list-item>
      </text:list>
      <text:h text:style-name="P28" text:outline-level="1">Using Your New Computer</text:h>
      <text:p text:style-name="P18"/>
      <text:p text:style-name="P17">Lubuntu Linux is fully capable of performing common tasks. However, depending on the age of the computer in question, it may have difficulty with more demanding tasks such as watching HD video or playing some games.</text:p>
      <text:p text:style-name="P17">Programs may be launched by clicking the logo in the lower-left corner of the screen to reveal a categorized menu. Hover your mouse over any entry for a description of what it does.</text:p>
      <text:p text:style-name="P17">The system has been preloaded with a full set of lightweight applications: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Role</text:p>
          </table:table-cell>
          <table:table-cell table:style-name="Table1.A1" office:value-type="string">
            <text:p text:style-name="P1">Program Name</text:p>
          </table:table-cell>
          <table:table-cell table:style-name="Table1.C1" office:value-type="string">
            <text:p text:style-name="P1">Notes</text:p>
          </table:table-cell>
        </table:table-row>
        <table:table-row>
          <table:table-cell table:style-name="Table1.A2" office:value-type="string">
            <text:p text:style-name="P3">Web Browser</text:p>
          </table:table-cell>
          <table:table-cell table:style-name="Table1.A2" office:value-type="string">
            <text:p text:style-name="P4">Chromium</text:p>
          </table:table-cell>
          <table:table-cell table:style-name="Table1.C2" office:value-type="string">
            <text:p text:style-name="P4">The open-source version of Google Chrome</text:p>
          </table:table-cell>
        </table:table-row>
        <table:table-row>
          <table:table-cell table:style-name="Table1.A2" office:value-type="string">
            <text:p text:style-name="P3">Office Suite</text:p>
          </table:table-cell>
          <table:table-cell table:style-name="Table1.A2" office:value-type="string">
            <text:p text:style-name="P4">LibreOffice</text:p>
          </table:table-cell>
          <table:table-cell table:style-name="Table1.C2" office:value-type="string">
            <text:p text:style-name="P4"/>
          </table:table-cell>
        </table:table-row>
        <table:table-row>
          <table:table-cell table:style-name="Table1.A2" office:value-type="string">
            <text:p text:style-name="P3">Label Printing</text:p>
          </table:table-cell>
          <table:table-cell table:style-name="Table1.A2" office:value-type="string">
            <text:p text:style-name="P4">GLabels</text:p>
          </table:table-cell>
          <table:table-cell table:style-name="Table1.C2" office:value-type="string">
            <text:p text:style-name="P4">Also does business cards</text:p>
          </table:table-cell>
        </table:table-row>
        <table:table-row>
          <table:table-cell table:style-name="Table1.A2" office:value-type="string">
            <text:p text:style-name="P3">Personal Organizer</text:p>
          </table:table-cell>
          <table:table-cell table:style-name="Table1.A2" office:value-type="string">
            <text:p text:style-name="P4">Osmo</text:p>
          </table:table-cell>
          <table:table-cell table:style-name="Table1.C2" office:value-type="string">
            <text:p text:style-name="P4">Stays in the bottom-right corner of the screen</text:p>
          </table:table-cell>
        </table:table-row>
        <table:table-row>
          <table:table-cell table:style-name="Table1.A2" office:value-type="string">
            <text:p text:style-name="P3">Photo Editor</text:p>
          </table:table-cell>
          <table:table-cell table:style-name="Table1.A2" office:value-type="string">
            <text:p text:style-name="P4">The GIMP</text:p>
          </table:table-cell>
          <table:table-cell table:style-name="Table1.C2" office:value-type="string">
            <text:p text:style-name="P4">The GNU Image Manipulation Program</text:p>
          </table:table-cell>
        </table:table-row>
        <table:table-row>
          <table:table-cell table:style-name="Table1.A2" office:value-type="string">
            <text:p text:style-name="P3">Vector Illustration</text:p>
          </table:table-cell>
          <table:table-cell table:style-name="Table1.A2" office:value-type="string">
            <text:p text:style-name="P4">Inkscape</text:p>
          </table:table-cell>
          <table:table-cell table:style-name="Table1.C2" office:value-type="string">
            <text:p text:style-name="P4"/>
          </table:table-cell>
        </table:table-row>
        <table:table-row>
          <table:table-cell table:style-name="Table1.A2" office:value-type="string">
            <text:p text:style-name="P3">Music Player</text:p>
          </table:table-cell>
          <table:table-cell table:style-name="Table1.A2" office:value-type="string">
            <text:p text:style-name="P4">Audacious</text:p>
          </table:table-cell>
          <table:table-cell table:style-name="Table1.C2" office:value-type="string">
            <text:p text:style-name="P4">Like Foobar2K or WinAMP. Supports Skins.</text:p>
          </table:table-cell>
        </table:table-row>
        <table:table-row>
          <table:table-cell table:style-name="Table1.A2" office:value-type="string">
            <text:p text:style-name="P3">Instant Messenger</text:p>
          </table:table-cell>
          <table:table-cell table:style-name="Table1.A2" office:value-type="string">
            <text:p text:style-name="P4">Pidgin</text:p>
          </table:table-cell>
          <table:table-cell table:style-name="Table1.C2" office:value-type="string">
            <text:p text:style-name="P4">MSN, AIM, Yahoo, etc. in one buddy list</text:p>
          </table:table-cell>
        </table:table-row>
        <table:table-row>
          <table:table-cell table:style-name="Table1.A2" office:value-type="string">
            <text:p text:style-name="P3">PDF Reader</text:p>
          </table:table-cell>
          <table:table-cell table:style-name="Table1.A2" office:value-type="string">
            <text:p text:style-name="P4">Evince</text:p>
          </table:table-cell>
          <table:table-cell table:style-name="Table1.C2" office:value-type="string">
            <text:p text:style-name="P4">Appears in the menu as “Document Viewer”</text:p>
          </table:table-cell>
        </table:table-row>
        <table:table-row>
          <table:table-cell table:style-name="Table1.A2" office:value-type="string">
            <text:p text:style-name="P3">Image Viewer</text:p>
          </table:table-cell>
          <table:table-cell table:style-name="Table1.A2" office:value-type="string">
            <text:p text:style-name="P4">Geeqie</text:p>
          </table:table-cell>
          <table:table-cell table:style-name="Table1.C2" office:value-type="string">
            <text:p text:style-name="P4">Similar to ACDSee</text:p>
          </table:table-cell>
        </table:table-row>
        <table:table-row>
          <table:table-cell table:style-name="Table1.A2" office:value-type="string">
            <text:p text:style-name="P3">Video Player</text:p>
          </table:table-cell>
          <table:table-cell table:style-name="Table1.A2" office:value-type="string">
            <text:p text:style-name="P4">GNOME MPlayer</text:p>
          </table:table-cell>
          <table:table-cell table:style-name="Table1.C2" office:value-type="string">
            <text:p text:style-name="P4">Similar to VLC (VideoLAN Client)</text:p>
          </table:table-cell>
        </table:table-row>
        <table:table-row>
          <table:table-cell table:style-name="Table1.A2" office:value-type="string">
            <text:p text:style-name="P3">CD Burning Tool</text:p>
          </table:table-cell>
          <table:table-cell table:style-name="Table1.A2" office:value-type="string">
            <text:p text:style-name="P4">Xfburn</text:p>
          </table:table-cell>
          <table:table-cell table:style-name="Table1.C2" office:value-type="string">
            <text:p text:style-name="P4">Can burn DVD and BluRay if your PC is capable</text:p>
          </table:table-cell>
        </table:table-row>
        <table:table-row>
          <table:table-cell table:style-name="Table1.A2" office:value-type="string">
            <text:p text:style-name="P3">Disk Space Usage View</text:p>
          </table:table-cell>
          <table:table-cell table:style-name="Table1.A2" office:value-type="string">
            <text:p text:style-name="P4">FileLight</text:p>
          </table:table-cell>
          <table:table-cell table:style-name="Table1.C2" office:value-type="string">
            <text:p text:style-name="P4"/>
          </table:table-cell>
        </table:table-row>
        <table:table-row>
          <table:table-cell table:style-name="Table1.A2" office:value-type="string">
            <text:p text:style-name="P3">Desktop Sticky Notes</text:p>
          </table:table-cell>
          <table:table-cell table:style-name="Table1.A2" office:value-type="string">
            <text:p text:style-name="P4">Xpad</text:p>
          </table:table-cell>
          <table:table-cell table:style-name="Table1.C2" office:value-type="string">
            <text:p text:style-name="P4"/>
          </table:table-cell>
        </table:table-row>
        <table:table-row>
          <table:table-cell table:style-name="Table1.A2" office:value-type="string">
            <text:p text:style-name="P3">Games</text:p>
          </table:table-cell>
          <table:table-cell table:style-name="Table1.A2" office:value-type="string">
            <text:p text:style-name="P4">PySol</text:p>
          </table:table-cell>
          <table:table-cell table:style-name="Table1.C2" office:value-type="string">
            <text:p text:style-name="P4">A collection of over 1000 solitaire games</text:p>
          </table:table-cell>
        </table:table-row>
        <table:table-row>
          <table:table-cell table:style-name="Table1.A2" office:value-type="string">
            <text:p text:style-name="P3"/>
          </table:table-cell>
          <table:table-cell table:style-name="Table1.A2" office:value-type="string">
            <text:p text:style-name="P4">Gweled</text:p>
          </table:table-cell>
          <table:table-cell table:style-name="Table1.C2" office:value-type="string">
            <text:p text:style-name="P4">A free clone of Bejeweled</text:p>
          </table:table-cell>
        </table:table-row>
        <table:table-row>
          <table:table-cell table:style-name="Table1.A2" office:value-type="string">
            <text:p text:style-name="P3"/>
          </table:table-cell>
          <table:table-cell table:style-name="Table1.A2" office:value-type="string">
            <text:p text:style-name="P4">Gnomine</text:p>
          </table:table-cell>
          <table:table-cell table:style-name="Table1.C2" office:value-type="string">
            <text:p text:style-name="P4">A free clone of Minesweeper. Appears as “Mines”</text:p>
          </table:table-cell>
        </table:table-row>
        <table:table-row>
          <table:table-cell table:style-name="Table1.A2" office:value-type="string">
            <text:p text:style-name="P3"/>
          </table:table-cell>
          <table:table-cell table:style-name="Table1.A2" office:value-type="string">
            <text:p text:style-name="P4">LTris</text:p>
          </table:table-cell>
          <table:table-cell table:style-name="Table1.C2" office:value-type="string">
            <text:p text:style-name="P4">A Tetris game with many variants</text:p>
          </table:table-cell>
        </table:table-row>
        <table:table-row>
          <table:table-cell table:style-name="Table1.A2" office:value-type="string">
            <text:p text:style-name="P3"/>
          </table:table-cell>
          <table:table-cell table:style-name="Table1.A2" office:value-type="string">
            <text:p text:style-name="P4">KSudoku</text:p>
          </table:table-cell>
          <table:table-cell table:style-name="Table1.C2" office:value-type="string">
            <text:p text:style-name="P4">A Sudoku game with many variants</text:p>
          </table:table-cell>
        </table:table-row>
      </table:table>
      <text:p text:style-name="P17"/>
      <text:p text:style-name="P12">The package management system will automatically check for updates (bug fixes, security fixes, etc.) to any programs that came pre-installed with your computer as well as any additional ones that you install via the methods listed below. When updates are available, your system will display a window listing what will be upgraded and ask permission to proceed. </text:p>
      <text:p text:style-name="P12"/>
      <text:p text:style-name="P15">Depending on how much memory your computer has, you may or may not be able to continue working comfortably while your system updates.</text:p>
      <text:p text:style-name="P15"/>
      <text:p text:style-name="P15">When the update process is finished, a message may appear at the top of the updates window asking you to restart your computer as soon as it is convenient. If this message does not appear, you do not need to restart. You may now close the updates window.</text:p>
      <text:h text:style-name="P29" text:outline-level="1">Standard Keyboard Shortcuts</text:h>
      <text:h text:style-name="P33" text:outline-level="1"/>
      <table:table table:name="Table5" table:style-name="Table5">
        <table:table-column table:style-name="Table5.A"/>
        <table:table-column table:style-name="Table5.B"/>
        <table:table-header-rows>
          <table:table-row>
            <table:table-cell table:style-name="Table5.A1" office:value-type="string">
              <text:p text:style-name="P25">Shortcut</text:p>
            </table:table-cell>
            <table:table-cell table:style-name="Table5.B1" office:value-type="string">
              <text:p text:style-name="P25">Meaning</text:p>
            </table:table-cell>
          </table:table-row>
        </table:table-header-rows>
        <table:table-row>
          <table:table-cell table:style-name="Table5.A2" office:value-type="string">
            <text:p text:style-name="P11">F1</text:p>
          </table:table-cell>
          <table:table-cell table:style-name="Table5.B2" office:value-type="string">
            <text:p text:style-name="P4">Open the help for the current application</text:p>
          </table:table-cell>
        </table:table-row>
        <table:table-row>
          <table:table-cell table:style-name="Table5.A2" office:value-type="string">
            <text:p text:style-name="P9">Alt+<text:span text:style-name="T11">F4</text:span></text:p>
          </table:table-cell>
          <table:table-cell table:style-name="Table5.B2" office:value-type="string">
            <text:p text:style-name="P4">Close the currently-selected window</text:p>
          </table:table-cell>
        </table:table-row>
        <table:table-row>
          <table:table-cell table:style-name="Table5.A2" office:value-type="string">
            <text:p text:style-name="P9"/>
          </table:table-cell>
          <table:table-cell table:style-name="Table5.B2" office:value-type="string">
            <text:p text:style-name="P4"/>
          </table:table-cell>
        </table:table-row>
        <table:table-row>
          <table:table-cell table:style-name="Table5.A2" office:value-type="string">
            <text:p text:style-name="P9">Ctrl+<text:span text:style-name="T11">O</text:span></text:p>
          </table:table-cell>
          <table:table-cell table:style-name="Table5.B2" office:value-type="string">
            <text:p text:style-name="P4"><text:span text:style-name="T11">O</text:span>pen an existing document</text:p>
          </table:table-cell>
        </table:table-row>
        <table:table-row>
          <table:table-cell table:style-name="Table5.A2" office:value-type="string">
            <text:p text:style-name="P9">Ctrl+<text:span text:style-name="T11">T</text:span></text:p>
          </table:table-cell>
          <table:table-cell table:style-name="Table5.B2" office:value-type="string">
            <text:p text:style-name="P4">Open a new empty <text:span text:style-name="T11">T</text:span><text:span text:style-name="T6">ab (if supported by the current application)</text:span></text:p>
          </table:table-cell>
        </table:table-row>
        <table:table-row>
          <table:table-cell table:style-name="Table5.A2" office:value-type="string">
            <text:p text:style-name="P9">Ctrl+<text:span text:style-name="T11">W</text:span></text:p>
          </table:table-cell>
          <table:table-cell table:style-name="Table5.B2" office:value-type="string">
            <text:p text:style-name="P4">Close the current <text:span text:style-name="T11">W</text:span><text:span text:style-name="T6">indow or tab</text:span></text:p>
          </table:table-cell>
        </table:table-row>
        <table:table-row>
          <table:table-cell table:style-name="Table5.A2" office:value-type="string">
            <text:p text:style-name="P9"/>
          </table:table-cell>
          <table:table-cell table:style-name="Table5.B2" office:value-type="string">
            <text:p text:style-name="P5"/>
          </table:table-cell>
        </table:table-row>
        <table:table-row>
          <table:table-cell table:style-name="Table5.A2" office:value-type="string">
            <text:p text:style-name="P9">Ctrl+<text:span text:style-name="T11">S</text:span></text:p>
          </table:table-cell>
          <table:table-cell table:style-name="Table5.B2" office:value-type="string">
            <text:p text:style-name="P4"><text:span text:style-name="T11">S</text:span>ave changes to the current document (or save a web page to disk)</text:p>
          </table:table-cell>
        </table:table-row>
        <table:table-row>
          <table:table-cell table:style-name="Table5.A2" office:value-type="string">
            <text:p text:style-name="P9">Ctrl+<text:span text:style-name="T11">P</text:span></text:p>
          </table:table-cell>
          <table:table-cell table:style-name="Table5.B2" office:value-type="string">
            <text:p text:style-name="P2">P<text:span text:style-name="T6">rint the current document</text:span></text:p>
          </table:table-cell>
        </table:table-row>
        <table:table-row>
          <table:table-cell table:style-name="Table5.A2" office:value-type="string">
            <text:p text:style-name="P9"/>
          </table:table-cell>
          <table:table-cell table:style-name="Table5.B2" office:value-type="string">
            <text:p text:style-name="P4"/>
          </table:table-cell>
        </table:table-row>
        <table:table-row>
          <table:table-cell table:style-name="Table5.A2" office:value-type="string">
            <text:p text:style-name="P9">Ctrl+<text:span text:style-name="T11">A</text:span></text:p>
          </table:table-cell>
          <table:table-cell table:style-name="Table5.B2" office:value-type="string">
            <text:p text:style-name="P4">Select <text:span text:style-name="T11">A</text:span>ll (text in a document, files in a folder, etc.)</text:p>
          </table:table-cell>
        </table:table-row>
        <table:table-row>
          <table:table-cell table:style-name="Table5.A2" office:value-type="string">
            <text:p text:style-name="P9">Ctrl+<text:span text:style-name="T11">F</text:span></text:p>
          </table:table-cell>
          <table:table-cell table:style-name="Table5.B2" office:value-type="string">
            <text:p text:style-name="P4">Open the <text:span text:style-name="T11">F</text:span>ind dialog for the current application</text:p>
          </table:table-cell>
        </table:table-row>
        <table:table-row>
          <table:table-cell table:style-name="Table5.A2" office:value-type="string">
            <text:p text:style-name="P9"/>
          </table:table-cell>
          <table:table-cell table:style-name="Table5.B2" office:value-type="string">
            <text:p text:style-name="P4"/>
          </table:table-cell>
        </table:table-row>
        <table:table-row>
          <table:table-cell table:style-name="Table5.A2" office:value-type="string">
            <text:p text:style-name="P9">Ctrl+<text:span text:style-name="T11">X</text:span></text:p>
          </table:table-cell>
          <table:table-cell table:style-name="Table5.B2" office:value-type="string">
            <text:p text:style-name="P4">Cut selected content to the clipboard</text:p>
          </table:table-cell>
        </table:table-row>
        <table:table-row>
          <table:table-cell table:style-name="Table5.A2" office:value-type="string">
            <text:p text:style-name="P9">Ctrl+<text:span text:style-name="T11">C</text:span></text:p>
          </table:table-cell>
          <table:table-cell table:style-name="Table5.B2" office:value-type="string">
            <text:p text:style-name="P4"><text:span text:style-name="T11">C</text:span>opy selected text to the clipboard</text:p>
          </table:table-cell>
        </table:table-row>
        <table:table-row>
          <table:table-cell table:style-name="Table5.A2" office:value-type="string">
            <text:p text:style-name="P9">Ctrl+<text:span text:style-name="T11">V</text:span></text:p>
          </table:table-cell>
          <table:table-cell table:style-name="Table5.B2" office:value-type="string">
            <text:p text:style-name="P4">Paste the clipboard contents here</text:p>
          </table:table-cell>
        </table:table-row>
        <table:table-row>
          <table:table-cell table:style-name="Table5.A2" office:value-type="string">
            <text:p text:style-name="P9">Ctrl+<text:span text:style-name="T11">Z</text:span></text:p>
          </table:table-cell>
          <table:table-cell table:style-name="Table5.B2" office:value-type="string">
            <text:p text:style-name="P4">Undo last change (if the application supports undo)</text:p>
          </table:table-cell>
        </table:table-row>
      </table:table>
      <text:h text:style-name="P33" text:outline-level="1"/>
      <text:h text:style-name="P34" text:outline-level="1">These shortcuts are the same on both Windows and Linux PCs.</text:h>
      <text:h text:style-name="P34" text:outline-level="1">In most applications, additional keyboard shortcuts can be found by looking to the right of each action in the menus.</text:h>
      <text:h text:style-name="P34" text:outline-level="1">To access menus or press buttons via the keyboard, hold <text:span text:style-name="T8">Alt</text:span> and then type the underlined letter<text:note text:id="ftn1" text:note-class="footnote"><text:note-citation>1</text:note-citation><text:note-body><text:p text:style-name="Footnote">Some programs will only show the underline while <text:span text:style-name="T10">Alt</text:span> is being held.</text:p></text:note-body></text:note> in the menu or button's title.</text:h>
      <text:h text:style-name="P26" text:outline-level="1">Mouse Shortcuts</text:h>
      <text:p text:style-name="P23"/>
      <table:table table:name="Table4" table:style-name="Table4">
        <table:table-column table:style-name="Table4.A"/>
        <table:table-column table:style-name="Table4.B"/>
        <table:table-header-rows>
          <table:table-row>
            <table:table-cell table:style-name="Table4.A1" office:value-type="string">
              <text:p text:style-name="P25">Shortcut</text:p>
            </table:table-cell>
            <table:table-cell table:style-name="Table4.B1" office:value-type="string">
              <text:p text:style-name="P25">Meaning</text:p>
            </table:table-cell>
          </table:table-row>
        </table:table-header-rows>
        <table:table-row>
          <table:table-cell table:style-name="Table4.A2" office:value-type="string">
            <text:p text:style-name="P10">Middle-click<text:note text:id="ftn2" text:note-class="footnote"><text:note-citation>2</text:note-citation><text:note-body><text:p text:style-name="Footnote">If your mouse has a scroll-wheel, the wheel can usually also be pressed as a button. Pressing this button is known as “middle-clicking”.</text:p></text:note-body></text:note></text:p>
          </table:table-cell>
          <table:table-cell table:style-name="Table4.B2" office:value-type="string">
            <text:p text:style-name="P4">Paste a copy of whatever text is currently-selected<text:note text:id="ftn3" text:note-class="footnote"><text:note-citation>3</text:note-citation><text:note-body><text:p text:style-name="Footnote">Linux has two clipboards. There is the normal one, and then there is one which contains whatever text you selected most recently. </text:p></text:note-body></text:note></text:p>
          </table:table-cell>
        </table:table-row>
        <table:table-row>
          <table:table-cell table:style-name="Table4.A2" office:value-type="string">
            <text:p text:style-name="P10">Alt+Left-Click and Drag</text:p>
          </table:table-cell>
          <table:table-cell table:style-name="Table4.B2" office:value-type="string">
            <text:p text:style-name="P4">Move a window without having to click the bar at the top</text:p>
          </table:table-cell>
        </table:table-row>
        <table:table-row>
          <table:table-cell table:style-name="Table4.A2" office:value-type="string">
            <text:p text:style-name="P10">Alt+Right-Click and Drag</text:p>
          </table:table-cell>
          <table:table-cell table:style-name="Table4.B2" office:value-type="string">
            <text:p text:style-name="P4">Resize a window without having to click the border</text:p>
          </table:table-cell>
        </table:table-row>
      </table:table>
      <text:p text:style-name="P23"/>
      <text:p text:style-name="P24">Other shortcuts are available on a per-application basis. For example, middle-clicking on a link in your web browser will open the link in a new tab.</text:p>
      <text:h text:style-name="P34" text:outline-level="1">In most applications, you can view the title/description of a button with only an icon by holding your mouse perfectly still over it for one or two seconds.</text:h>
      <text:h text:style-name="P28" text:outline-level="1">Installing New Software</text:h>
      <text:p text:style-name="P18"/>
      <text:p text:style-name="P17">If you find yourself needing a program not included with the base system, don't hesitate to explore the package manager's categorized listing or to call the number on the provided business card for free suggestions.</text:p>
      <text:p text:style-name="P12">To install new programs, you can use either the Lubuntu Software Center (simple and easy but not all packages are listed) or Synaptic Package Manager (more complex, but it shows everything).</text:p>
      <text:p text:style-name="P12"/>
      <text:p text:style-name="P13">To use Lubuntu Software Center:</text:p>
      <text:list xml:id="list316113353" text:style-name="L5">
        <text:list-item>
          <text:p text:style-name="P51">Make sure your computer has Internet access.</text:p>
        </text:list-item>
        <text:list-item>
          <text:p text:style-name="P51">Go into “Preferences” in the launcher (bottom left corner of the screen).</text:p>
        </text:list-item>
        <text:list-item>
          <text:p text:style-name="P51">Choose “Lubuntu Software Center”</text:p>
        </text:list-item>
        <text:list-item>
          <text:p text:style-name="P51">A simple interface will appear for searching and browsing packages with “Get Software” selected at the top.</text:p>
        </text:list-item>
        <text:list-item>
          <text:p text:style-name="P51">Select each program you want and click the “Add to the Apps Basket” button in the bottom-right corner.</text:p>
        </text:list-item>
        <text:list-item>
          <text:p text:style-name="P51">When you are done, click “Apps Basket” at the top</text:p>
        </text:list-item>
        <text:list-item>
          <text:p text:style-name="P51">Click “Install Packages” in the bottom-right</text:p>
        </text:list-item>
        <text:list-item>
          <text:p text:style-name="P51">The system will ask for your password and then begin the installation</text:p>
        </text:list-item>
      </text:list>
      <text:p text:style-name="P12"/>
      <text:p text:style-name="P12">To remove software, the process is similar but, instead of “Get Software”, you select the “Installed Software” selection and, after each package, you click the <text:s/>“Remove from system” button.</text:p>
      <text:p text:style-name="P12"/>
      <text:p text:style-name="P13">To use Synaptic Package Manager:</text:p>
      <text:list xml:id="list256304458" text:style-name="L6">
        <text:list-item>
          <text:p text:style-name="P52">Make sure your computer has Internet access.</text:p>
        </text:list-item>
        <text:list-item>
          <text:p text:style-name="P52">Go into “Preferences” in the launcher (bottom left corner of the screen).</text:p>
        </text:list-item>
        <text:list-item>
          <text:p text:style-name="P52">Choose “Synaptic Package Manager”</text:p>
        </text:list-item>
        <text:list-item>
          <text:p text:style-name="P52">Enter your password when prompted. (As on Macintosh computers, Linux prompts your for your password to protect administrative functions from abuse)</text:p>
        </text:list-item>
        <text:list-item>
          <text:p text:style-name="P52">Use the category lists on the left and the “Search” button in the top-right of the window to find programs which meet your needs.</text:p>
        </text:list-item>
        <text:list-item>
          <text:p text:style-name="P52">Use the checkboxes to mark any interesting programs for installation.</text:p>
        </text:list-item>
        <text:list-item>
          <text:p text:style-name="P52">Click the “Apply” button at the top when you're finished.</text:p>
        </text:list-item>
      </text:list>
      <text:p text:style-name="P12"/>
      <text:p text:style-name="P12">Again, removing software is similar to installing in, but you choose “Mark for Removal” or “Mark for Complete Removal” instead. (Non-complete removal leaves the configuration files in place in case you decide to reinstall it later.)</text:p>
      <text:p text:style-name="P13"/>
      <text:p text:style-name="P13">Note:<text:span text:style-name="T6"> If you need to remove a package to free up space and you are using Synaptic, remove only ones which appear in your launcher menu and ones which Synaptic refers to as “auto-removable” (packages which are no longer necessary for the system to function because the program which needed them is no longer present).</text:span></text:p>
      <text:p text:style-name="P16"/>
      <text:p text:style-name="P16">Synaptic trusts that you know what you are doing and will not stop you from removing packages that your system requires to boot.</text:p>
      <text:h text:style-name="P31" text:outline-level="1"><text:span text:style-name="T2">Suggested</text:span><text:span text:style-name="T2"> Free Programs</text:span></text:h>
      <table:table table:name="Table2" table:style-name="Table2">
        <table:table-column table:style-name="Table2.A"/>
        <table:table-column table:style-name="Table2.B"/>
        <table:table-row>
          <table:table-cell table:style-name="Table2.A1" office:value-type="string">
            <text:p text:style-name="P7">Program</text:p>
          </table:table-cell>
          <table:table-cell table:style-name="Table2.B1" office:value-type="string">
            <text:p text:style-name="P7">Purpose</text:p>
          </table:table-cell>
        </table:table-row>
        <table:table-row>
          <table:table-cell table:style-name="Table2.A2" office:value-type="string">
            <text:p text:style-name="P6">audacity</text:p>
          </table:table-cell>
          <table:table-cell table:style-name="Table2.B2" office:value-type="string">
            <text:p text:style-name="P6">Editing audio files</text:p>
          </table:table-cell>
        </table:table-row>
        <table:table-row>
          <table:table-cell table:style-name="Table2.A2" office:value-type="string">
            <text:p text:style-name="P6">blender</text:p>
          </table:table-cell>
          <table:table-cell table:style-name="Table2.B2" office:value-type="string">
            <text:p text:style-name="P6">Professional-quality 3D modelling tool</text:p>
          </table:table-cell>
        </table:table-row>
        <table:table-row>
          <table:table-cell table:style-name="Table2.A2" office:value-type="string">
            <text:p text:style-name="P6">calibre</text:p>
          </table:table-cell>
          <table:table-cell table:style-name="Table2.B2" office:value-type="string">
            <text:p text:style-name="P6">Managing, converting, and loading eBooks onto pocket eBook readers</text:p>
          </table:table-cell>
        </table:table-row>
        <table:table-row>
          <table:table-cell table:style-name="Table2.A2" office:value-type="string">
            <text:p text:style-name="P6">comix</text:p>
          </table:table-cell>
          <table:table-cell table:style-name="Table2.B2" office:value-type="string">
            <text:p text:style-name="P6">Reading comics and manga in cbr/cbz/rar/zip archives</text:p>
          </table:table-cell>
        </table:table-row>
        <table:table-row>
          <table:table-cell table:style-name="Table2.A2" office:value-type="string">
            <text:p text:style-name="P6">easytag</text:p>
          </table:table-cell>
          <table:table-cell table:style-name="Table2.B2" office:value-type="string">
            <text:p text:style-name="P6">Changing title/author/album information in music files</text:p>
          </table:table-cell>
        </table:table-row>
        <table:table-row>
          <table:table-cell table:style-name="Table2.A2" office:value-type="string">
            <text:p text:style-name="P6">freemind</text:p>
          </table:table-cell>
          <table:table-cell table:style-name="Table2.B2" office:value-type="string">
            <text:p text:style-name="P6">Free mind-mapping tool for organizing your thoughts</text:p>
          </table:table-cell>
        </table:table-row>
        <table:table-row>
          <table:table-cell table:style-name="Table2.A2" office:value-type="string">
            <text:p text:style-name="P6">goldendict</text:p>
          </table:table-cell>
          <table:table-cell table:style-name="Table2.B2" office:value-type="string">
            <text:p text:style-name="P6">Managing and using dictionaries for language learning</text:p>
          </table:table-cell>
        </table:table-row>
        <table:table-row>
          <table:table-cell table:style-name="Table2.A2" office:value-type="string">
            <text:p text:style-name="P6">hugin</text:p>
          </table:table-cell>
          <table:table-cell table:style-name="Table2.B2" office:value-type="string">
            <text:p text:style-name="P6">Utility for stitching multiple photos together into a panorama</text:p>
          </table:table-cell>
        </table:table-row>
        <table:table-row>
          <table:table-cell table:style-name="Table2.A2" office:value-type="string">
            <text:p text:style-name="P6">lmms</text:p>
          </table:table-cell>
          <table:table-cell table:style-name="Table2.B2" office:value-type="string">
            <text:p text:style-name="P6">Creating music</text:p>
          </table:table-cell>
        </table:table-row>
        <table:table-row>
          <table:table-cell table:style-name="Table2.A2" office:value-type="string">
            <text:p text:style-name="P6">lyx</text:p>
          </table:table-cell>
          <table:table-cell table:style-name="Table2.B2" office:value-type="string">
            <text:p text:style-name="P6">Writing large, textual documents with minimal effort</text:p>
          </table:table-cell>
        </table:table-row>
        <table:table-row>
          <table:table-cell table:style-name="Table2.A2" office:value-type="string">
            <text:p text:style-name="P6">pianobooster</text:p>
          </table:table-cell>
          <table:table-cell table:style-name="Table2.B2" office:value-type="string">
            <text:p text:style-name="P6">Piano practice using a MIDI keyboard</text:p>
          </table:table-cell>
        </table:table-row>
        <table:table-row>
          <table:table-cell table:style-name="Table2.A2" office:value-type="string">
            <text:p text:style-name="P6">stellarium</text:p>
          </table:table-cell>
          <table:table-cell table:style-name="Table2.B2" office:value-type="string">
            <text:p text:style-name="P6">Planetarium software, complete with the option for non-european constellations</text:p>
          </table:table-cell>
        </table:table-row>
        <table:table-row>
          <table:table-cell table:style-name="Table2.A2" office:value-type="string">
            <text:p text:style-name="P6">tuxpaint</text:p>
          </table:table-cell>
          <table:table-cell table:style-name="Table2.B2" office:value-type="string">
            <text:p text:style-name="P6">Children's creativity software similar to KidPix.</text:p>
          </table:table-cell>
        </table:table-row>
      </table:table>
      <text:h text:style-name="P27" text:outline-level="1">Suggested Free Games</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8">Arcade:</text:p>
          </table:table-cell>
          <table:covered-table-cell/>
          <table:covered-table-cell/>
          <table:covered-table-cell/>
        </table:table-row>
        <table:table-row>
          <table:table-cell table:style-name="Table3.A2" office:value-type="string">
            <text:p text:style-name="P6">armagetronad</text:p>
          </table:table-cell>
          <table:table-cell table:style-name="Table3.B2" office:value-type="string">
            <text:p text:style-name="P6">castle-combat </text:p>
          </table:table-cell>
          <table:table-cell table:style-name="Table3.B2" office:value-type="string">
            <text:p text:style-name="P6">flobopuyo </text:p>
          </table:table-cell>
          <table:table-cell table:style-name="Table3.D2" office:value-type="string">
            <text:p text:style-name="P6">frozen-bubble </text:p>
          </table:table-cell>
        </table:table-row>
        <table:table-row>
          <table:table-cell table:style-name="Table3.A2" office:value-type="string">
            <text:p text:style-name="P6">icebreaker </text:p>
          </table:table-cell>
          <table:table-cell table:style-name="Table3.B2" office:value-type="string">
            <text:p text:style-name="P6">lbreakout2 </text:p>
          </table:table-cell>
          <table:table-cell table:style-name="Table3.B2" office:value-type="string">
            <text:p text:style-name="P6">openlierox</text:p>
          </table:table-cell>
          <table:table-cell table:style-name="Table3.D2" office:value-type="string">
            <text:p text:style-name="P6">penguin-command </text:p>
          </table:table-cell>
        </table:table-row>
        <table:table-row>
          <table:table-cell table:style-name="Table3.A4" office:value-type="string">
            <text:p text:style-name="P6">scorched3d</text:p>
          </table:table-cell>
          <table:table-cell table:style-name="Table3.B4" office:value-type="string">
            <text:p text:style-name="P6">stepmania </text:p>
          </table:table-cell>
          <table:table-cell table:style-name="Table3.B4" office:value-type="string">
            <text:p text:style-name="P6">tomatoes </text:p>
          </table:table-cell>
          <table:table-cell table:style-name="Table3.D4" office:value-type="string">
            <text:p text:style-name="P6">zaz</text:p>
          </table:table-cell>
        </table:table-row>
        <table:table-row table:style-name="Table3.5">
          <table:table-cell table:style-name="Table3.A1" table:number-columns-spanned="4" office:value-type="string">
            <text:p text:style-name="P8">First-Person Shooter: </text:p>
          </table:table-cell>
          <table:covered-table-cell/>
          <table:covered-table-cell/>
          <table:covered-table-cell/>
        </table:table-row>
        <table:table-row>
          <table:table-cell table:style-name="Table3.A4" office:value-type="string">
            <text:p text:style-name="P6">alien-arena</text:p>
          </table:table-cell>
          <table:table-cell table:style-name="Table3.B4" office:value-type="string">
            <text:p text:style-name="P6">redeclipse </text:p>
          </table:table-cell>
          <table:table-cell table:style-name="Table3.B4" office:value-type="string">
            <text:p text:style-name="P6">sauerbraten </text:p>
          </table:table-cell>
          <table:table-cell table:style-name="Table3.D4" office:value-type="string">
            <text:p text:style-name="P6">xonotic</text:p>
          </table:table-cell>
        </table:table-row>
        <table:table-row>
          <table:table-cell table:style-name="Table3.A1" table:number-columns-spanned="4" office:value-type="string">
            <text:p text:style-name="P8">Platformer: </text:p>
          </table:table-cell>
          <table:covered-table-cell/>
          <table:covered-table-cell/>
          <table:covered-table-cell/>
        </table:table-row>
        <table:table-row>
          <table:table-cell table:style-name="Table3.A4" office:value-type="string">
            <text:p text:style-name="P6">abuse </text:p>
          </table:table-cell>
          <table:table-cell table:style-name="Table3.B4" office:value-type="string">
            <text:p text:style-name="P6">frogatto </text:p>
          </table:table-cell>
          <table:table-cell table:style-name="Table3.B4" office:value-type="string">
            <text:p text:style-name="P6">supertux </text:p>
          </table:table-cell>
          <table:table-cell table:style-name="Table3.D4" office:value-type="string">
            <text:p text:style-name="P6">yofrankie</text:p>
          </table:table-cell>
        </table:table-row>
        <table:table-row>
          <table:table-cell table:style-name="Table3.A1" table:number-columns-spanned="4" office:value-type="string">
            <text:p text:style-name="P8">Puzzle: </text:p>
          </table:table-cell>
          <table:covered-table-cell/>
          <table:covered-table-cell/>
          <table:covered-table-cell/>
        </table:table-row>
        <table:table-row>
          <table:table-cell table:style-name="Table3.A2" office:value-type="string">
            <text:p text:style-name="P6">atomix</text:p>
          </table:table-cell>
          <table:table-cell table:style-name="Table3.B2" office:value-type="string">
            <text:p text:style-name="P6">enigma </text:p>
          </table:table-cell>
          <table:table-cell table:style-name="Table3.B2" office:value-type="string">
            <text:p text:style-name="P6">fillets-ng </text:p>
          </table:table-cell>
          <table:table-cell table:style-name="Table3.D2" office:value-type="string">
            <text:p text:style-name="P6">freedroid </text:p>
          </table:table-cell>
        </table:table-row>
        <table:table-row>
          <table:table-cell table:style-name="Table3.A2" office:value-type="string">
            <text:p text:style-name="P6">hex-a-hop </text:p>
          </table:table-cell>
          <table:table-cell table:style-name="Table3.B2" office:value-type="string">
            <text:p text:style-name="P6">mirrormagic </text:p>
          </table:table-cell>
          <table:table-cell table:style-name="Table3.B2" office:value-type="string">
            <text:p text:style-name="P6">neverball </text:p>
          </table:table-cell>
          <table:table-cell table:style-name="Table3.D2" office:value-type="string">
            <text:p text:style-name="P6">pathological</text:p>
          </table:table-cell>
        </table:table-row>
        <table:table-row>
          <table:table-cell table:style-name="Table3.A4" office:value-type="string">
            <text:p text:style-name="P6">pingus </text:p>
          </table:table-cell>
          <table:table-cell table:style-name="Table3.B4" office:value-type="string">
            <text:p text:style-name="P6">pushover</text:p>
          </table:table-cell>
          <table:table-cell table:style-name="Table3.B4" office:value-type="string">
            <text:p text:style-name="P6">rocksndiamonds </text:p>
          </table:table-cell>
          <table:table-cell table:style-name="Table3.D4" office:value-type="string">
            <text:p text:style-name="P6">trackballs</text:p>
          </table:table-cell>
        </table:table-row>
        <table:table-row>
          <table:table-cell table:style-name="Table3.A1" table:number-columns-spanned="4" office:value-type="string">
            <text:p text:style-name="P8">Sports and Racing: </text:p>
          </table:table-cell>
          <table:covered-table-cell/>
          <table:covered-table-cell/>
          <table:covered-table-cell/>
        </table:table-row>
        <table:table-row>
          <table:table-cell table:style-name="Table3.A2" office:value-type="string">
            <text:p text:style-name="P6">extremetuxracer </text:p>
          </table:table-cell>
          <table:table-cell table:style-name="Table3.B2" office:value-type="string">
            <text:p text:style-name="P6">flightgear</text:p>
          </table:table-cell>
          <table:table-cell table:style-name="Table3.B2" office:value-type="string">
            <text:p text:style-name="P6">neverputt </text:p>
          </table:table-cell>
          <table:table-cell table:style-name="Table3.D2" office:value-type="string">
            <text:p text:style-name="P6">racer</text:p>
          </table:table-cell>
        </table:table-row>
        <table:table-row>
          <table:table-cell table:style-name="Table3.A4" office:value-type="string">
            <text:p text:style-name="P6">stuntrally</text:p>
          </table:table-cell>
          <table:table-cell table:style-name="Table3.B4" office:value-type="string">
            <text:p text:style-name="P6">supertuxkart </text:p>
          </table:table-cell>
          <table:table-cell table:style-name="Table3.B4" office:value-type="string">
            <text:p text:style-name="P6">torcs</text:p>
          </table:table-cell>
          <table:table-cell table:style-name="Table3.D4" office:value-type="string">
            <text:p text:style-name="P6">trophy</text:p>
          </table:table-cell>
        </table:table-row>
        <table:table-row>
          <table:table-cell table:style-name="Table3.A1" table:number-columns-spanned="4" office:value-type="string">
            <text:p text:style-name="P8">Adventure and Role-Playing: </text:p>
          </table:table-cell>
          <table:covered-table-cell/>
          <table:covered-table-cell/>
          <table:covered-table-cell/>
        </table:table-row>
        <table:table-row>
          <table:table-cell table:style-name="Table3.A2" office:value-type="string">
            <text:p text:style-name="P6">beneath-a-steel-sky </text:p>
          </table:table-cell>
          <table:table-cell table:style-name="Table3.B2" office:value-type="string">
            <text:p text:style-name="P6">egoboo</text:p>
          </table:table-cell>
          <table:table-cell table:style-name="Table3.B2" office:value-type="string">
            <text:p text:style-name="P6">flight-of-the-amazon-queen </text:p>
          </table:table-cell>
          <table:table-cell table:style-name="Table3.D2" office:value-type="string">
            <text:p text:style-name="P6">freedink </text:p>
          </table:table-cell>
        </table:table-row>
        <table:table-row>
          <table:table-cell table:style-name="Table3.A4" office:value-type="string">
            <text:p text:style-name="P6">freedroidrpg </text:p>
          </table:table-cell>
          <table:table-cell table:style-name="Table3.B4" office:value-type="string">
            <text:p text:style-name="P6">powder</text:p>
          </table:table-cell>
          <table:table-cell table:style-name="Table3.B4" office:value-type="string">
            <text:p text:style-name="P6">sumwars</text:p>
          </table:table-cell>
          <table:table-cell table:style-name="Table3.D4" office:value-type="string">
            <text:p text:style-name="P6">vulture-slashem </text:p>
          </table:table-cell>
        </table:table-row>
        <table:table-row>
          <table:table-cell table:style-name="Table3.A1" table:number-columns-spanned="4" office:value-type="string">
            <text:p text:style-name="P8">Strategy and Simulation: </text:p>
          </table:table-cell>
          <table:covered-table-cell/>
          <table:covered-table-cell/>
          <table:covered-table-cell/>
        </table:table-row>
        <table:table-row>
          <table:table-cell table:style-name="Table3.A2" office:value-type="string">
            <text:p text:style-name="P6">0ad </text:p>
          </table:table-cell>
          <table:table-cell table:style-name="Table3.B2" office:value-type="string">
            <text:p text:style-name="P6">freecol </text:p>
          </table:table-cell>
          <table:table-cell table:style-name="Table3.B2" office:value-type="string">
            <text:p text:style-name="P6">glob2</text:p>
          </table:table-cell>
          <table:table-cell table:style-name="Table3.D2" office:value-type="string">
            <text:p text:style-name="P6">micropolis </text:p>
          </table:table-cell>
        </table:table-row>
        <table:table-row>
          <table:table-cell table:style-name="Table3.A2" office:value-type="string">
            <text:p text:style-name="P6">megaglest</text:p>
          </table:table-cell>
          <table:table-cell table:style-name="Table3.B2" office:value-type="string">
            <text:p text:style-name="P6">naev </text:p>
          </table:table-cell>
          <table:table-cell table:style-name="Table3.B2" office:value-type="string">
            <text:p text:style-name="P6">openttd </text:p>
          </table:table-cell>
          <table:table-cell table:style-name="Table3.D2" office:value-type="string">
            <text:p text:style-name="P6">spring (and springlobby) </text:p>
          </table:table-cell>
        </table:table-row>
        <table:table-row>
          <table:table-cell table:style-name="Table3.A4" office:value-type="string">
            <text:p text:style-name="P6">uqm (and uqm-voice) </text:p>
          </table:table-cell>
          <table:table-cell table:style-name="Table3.B4" office:value-type="string">
            <text:p text:style-name="P6">warzone2100</text:p>
          </table:table-cell>
          <table:table-cell table:style-name="Table3.B4" office:value-type="string">
            <text:p text:style-name="P6">wesnoth </text:p>
          </table:table-cell>
          <table:table-cell table:style-name="Table3.D4" office:value-type="string">
            <text:p text:style-name="P6">widelands </text:p>
          </table:table-cell>
        </table:table-row>
        <table:table-row>
          <table:table-cell table:style-name="Table3.A1" table:number-columns-spanned="4" office:value-type="string">
            <text:p text:style-name="P8">Top-Down Shooter: </text:p>
          </table:table-cell>
          <table:covered-table-cell/>
          <table:covered-table-cell/>
          <table:covered-table-cell/>
        </table:table-row>
        <table:table-row>
          <table:table-cell table:style-name="Table3.A4" office:value-type="string">
            <text:p text:style-name="P6">chromium-bsu</text:p>
          </table:table-cell>
          <table:table-cell table:style-name="Table3.B4" office:value-type="string">
            <text:p text:style-name="P6">opentyrian</text:p>
          </table:table-cell>
          <table:table-cell table:style-name="Table3.B4" office:value-type="string">
            <text:p text:style-name="P6">powermanga</text:p>
          </table:table-cell>
          <table:table-cell table:style-name="Table3.D4" office:value-type="string">
            <text:p text:style-name="P6">rrootage</text:p>
          </table:table-cell>
        </table:table-row>
      </table:table>
      <text:p text:style-name="P17"/>
      <text:h text:style-name="P28" text:outline-level="1">Suggested Improvements</text:h>
      <text:p text:style-name="P18"/>
      <text:p text:style-name="P20">So you've spent some time with the machine now and you're wondering how it could be made even better. Here are a few suggestions for getting the most out of your aging but still functional PC:</text:p>
      <text:p text:style-name="P20"/>
      <text:list xml:id="list23926281" text:style-name="L7">
        <text:list-item>
          <text:p text:style-name="P35">Better Mouse:</text:p>
          <text:p text:style-name="P36">Your PC may have come with a ball mouse, which will need periodic cleaning. Replacing it with a entry-level optical mouse is the cheapest way to improve your comfort and typically costs between $5 and $25.</text:p>
        </text:list-item>
        <text:list-item>
          <text:p text:style-name="P40"><text:span text:style-name="T1">More RAM (memory):</text:span><text:span text:style-name="T1"> </text:span></text:p>
          <text:p text:style-name="P37">The easiest way to make an old PC faster is to install more memory and this is especially true on Linux where any memory you aren't using is used by the system to speed up access to the hard drive.</text:p>
          <text:p text:style-name="P37">It's also a very inexpensive option costing $20-60 in parts from FactoryDirect.ca in the south end of Barrie and either $20 (here) or $75+gas (on-site) in labor if I perform the installation, complete with full test to make sure the new memory is working properly.</text:p>
        </text:list-item>
        <text:list-item>
          <text:p text:style-name="P35">Bigger Hard Drive:</text:p>
          <text:p text:style-name="P36">Whether you've got an old PC or a new one, sooner or later, you're probably going to fill it up with some mixture of photos, music, projects, videos, and games. Of course, the older the PC, the smaller the hard drive.</text:p>
          <text:p text:style-name="P40"><text:span text:style-name="T3">Adding a new hard drive or replacing an old one is an easy way to gain more space with 1TB (one terabyte, over 20 times what you probably have) internal </text:span><text:span text:style-name="T4">or</text:span><text:span text:style-name="T5"> external hard</text:span><text:span text:style-name="T3"> drives available for less than 100$.</text:span></text:p>
          <text:p text:style-name="P36">Adding an external hard drive is also a good way to set up automatic nightly backups so that, if your internal one breaks, you don't lose more than a day of work.</text:p>
        </text:list-item>
        <text:list-item>
          <text:p text:style-name="P35">Better Monitor:</text:p>
          <text:p text:style-name="P36">CRT monitors are heavy, take up valuable desk space, may be blurry, and may flicker. Small monitors make for cramped working conditions.</text:p>
          <text:p text:style-name="P36">Replacing your monitor is as simple as turning off your computer, removing the old one and connecting a new one. Your computer will automatically recognize the new monitor.</text:p>
          <text:p text:style-name="P36">The one caution to keep in mind is the type of connector. Many old PCs lack modern digital connectors for monitors. As such, if you don't know how to confirm that your PC supports something newer, make sure you pick a monitor which has the same blue VGA connector as your old one.</text:p>
          <text:p text:style-name="P36">A decent-sized refurbished monitor will typically cost somewhere between $100 and $200 at FactoryDirect.ca in Barrie while an equivalent new one will cost between $150 and $300.</text:p>
        </text:list-item>
      </text:list>
      <text:p text:style-name="P21"/>
      <text:h text:style-name="P30" text:outline-level="1">Installing/Reinstalling Lubuntu Linux</text:h>
      <text:p text:style-name="P22">Should you wish to install Lubuntu on another PC or, if your existing PC gets messed up beyond recovery, you may use the following instructions to set up a fresh install:</text:p>
      <text:list xml:id="list1580463574" text:style-name="L8">
        <text:list-item>
          <text:p text:style-name="P38">If possible, make backups of your data first. The re/install process will delete all data on your hard drive and it is easier to copy your data when the CD/DVD drive is empty.</text:p>
        </text:list-item>
        <text:list-item>
          <text:p text:style-name="P38">Insert the Lubuntu CD and reboot. Systems I donate will boot from it automatically. Other PCs may need BIOS adjustments which are outside the scope of this guide.</text:p>
        </text:list-item>
        <text:list-item>
          <text:p text:style-name="P38">If you have not yet backed up your data, do it now using the minimal Lubuntu desktop on the CD. (Unless you have two CD/DVD drives, backups at this stage cannot be made using blank CDs or DVDs. USB thumb drives and the network should work though.)</text:p>
        </text:list-item>
        <text:list-item>
          <text:p text:style-name="P39"><text:span text:style-name="T6">Install Lubuntu:</text:span></text:p>
          <text:list>
            <text:list-item>
              <text:p text:style-name="P38">Double-click the Installer icon and follow the prompts to install Lubuntu in its default configuration. Make sure you choose to install third-party software for Flash and MP3 playback if you want that functionality.</text:p>
            </text:list-item>
            <text:list-item>
              <text:p text:style-name="P38">Once the system is installed and you have restarted, the update manager should appear, announcing that updates are available. Allow it to update your system.</text:p>
            </text:list-item>
          </text:list>
        </text:list-item>
        <text:list-item>
          <text:p text:style-name="P41"><text:span text:style-name="T3">Open up </text:span><text:span text:style-name="T9">Accessories &gt; LXTerminal</text:span><text:span text:style-name="T3"> and run the following commands to replace the default selection of applications with slightly heavier but more comfortable ones: (Wait for the prompt to be redisplayed after entering each command)</text:span></text:p>
          <text:list>
            <text:list-header>
              <text:p text:style-name="P42">sudo apt-get remove -y gpicview mtpaint ace-of-penguins</text:p>
              <text:p text:style-name="P42">sudo apt-get remove -y abiword gnumeric gnumeric-common</text:p>
              <text:p text:style-name="P42">sudo apt-get install -y geeqie gimp pysolfc pysolfc-cardsets gnomine</text:p>
              <text:p text:style-name="P42">sudo apt-get install -y libreoffice glabels inkscape font-manager ltris</text:p>
              <text:p text:style-name="P42">sudo apt-get install -y filelight parcellite gweled ksudoku</text:p>
            </text:list-header>
          </text:list>
        </text:list-item>
        <text:list-item>
          <text:p text:style-name="P38">Depending on the PC, your processor may be too old for the MPlayer2 engine preferred by GNOME MPlayer. If you can't play video, run this in LXTerminal:</text:p>
          <text:list>
            <text:list-header>
              <text:p text:style-name="P42">sudo apt-get install -y mplayer</text:p>
            </text:list-header>
          </text:list>
        </text:list-item>
        <text:list-item>
          <text:p text:style-name="P45">Because GIMP loads slowly, we don't want it to open when you double-click images. For each type of image that you have, right-click the file, choose Properties, and make sure Geeqie is selected in the “Open with:” drop-down box.</text:p>
        </text:list-item>
        <text:list-item>
          <text:p text:style-name="P39">If YouTube doesn't work because the Flash plugin doesn't like old video cards, run this<text:span text:style-name="T6">:</text:span></text:p>
          <text:list>
            <text:list-header>
              <text:p text:style-name="P42">sudo apt-get install -y mozilla-plugin-gnash</text:p>
              <text:p text:style-name="P42">sudo apt-get remove -y flashplugin-installer</text:p>
            </text:list-header>
          </text:list>
        </text:list-item>
        <text:list-item>
          <text:p text:style-name="P42">Clear out cruft from the previous steps to save precious disk space:</text:p>
          <text:list>
            <text:list-header>
              <text:p text:style-name="P42">sudo apt-get autoremove -y</text:p>
              <text:p text:style-name="P42">sudo apt-get autoclean -y</text:p>
              <text:p text:style-name="P43">sudo sh -c 'dpkg -l | grep ^rc | cut -d " " -f 3 | xargs dpkg –purge'</text:p>
            </text:list-header>
          </text:list>
        </text:list-item>
        <text:list-item>
          <text:p text:style-name="P46"><text:span text:style-name="T7">(Optional)</text:span> Ensure that your package manager can find all the suggested games:</text:p>
          <text:list>
            <text:list-item>
              <text:p text:style-name="P44">Visit <text:a xlink:type="simple" xlink:href="http://www.playdeb.net/">http://www.playdeb.net/</text:a> in your web browser and Click “Games”.</text:p>
            </text:list-item>
            <text:list-item>
              <text:p text:style-name="P44">Choose your Lubuntu version (12.10) from the “Release” drop-down button.</text:p>
            </text:list-item>
            <text:list-item>
              <text:p text:style-name="P44">Click on “Click here to learn how to install games from PlayDeb”. </text:p>
            </text:list-item>
            <text:list-item>
              <text:p text:style-name="P44">Click the link in “Install the playdeb package”.</text:p>
            </text:list-item>
            <text:list-item>
              <text:p text:style-name="P44">If Chromium asks, choose “Keep” and then “Install Pack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28T10:54:03</meta:creation-date>
    <dc:date>2012-11-30T04:58:53</dc:date>
    <meta:editing-duration>P7DT10H28M59S</meta:editing-duration>
    <meta:editing-cycles>187</meta:editing-cycles>
    <meta:generator>LibreOffice/3.5$Linux_X86_64 LibreOffice_project/350m1$Build-2</meta:generator>
    <dc:creator>Stephan Sokolow</dc:creator>
    <dc:title>Getting Started With Lubuntu Linux</dc:title>
    <meta:document-statistic meta:table-count="5" meta:image-count="0" meta:object-count="0" meta:page-count="8" meta:paragraph-count="317" meta:word-count="3041" meta:character-count="12844" meta:non-whitespace-character-count="15289"/>
    <meta:user-defined meta:name="License">Creative Commons Attribution 3.0 Unported</meta:user-defined>
  </office:meta>
</office:document-meta>
</file>